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794cm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rsid="002e45f9" officeooo:paragraph-rsid="002e45f9"/>
    </style:style>
    <style:style style:name="P6" style:family="paragraph" style:parent-style-name="Text_20_body">
      <style:text-properties fo:language="cs" fo:country="CZ" officeooo:rsid="002e45f9" officeooo:paragraph-rsid="002e45f9"/>
    </style:style>
    <style:style style:name="P7" style:family="paragraph" style:parent-style-name="Standard">
      <style:paragraph-properties fo:text-align="start" style:justify-single-word="false"/>
      <style:text-properties fo:language="cs" fo:country="CZ" officeooo:paragraph-rsid="00314b3c"/>
    </style:style>
    <style:style style:name="P8" style:family="paragraph" style:parent-style-name="Standard">
      <style:paragraph-properties fo:text-align="center" style:justify-single-word="false"/>
      <style:text-properties fo:language="cs" fo:country="CZ" officeooo:paragraph-rsid="00314b3c"/>
    </style:style>
    <style:style style:name="P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8pt" fo:language="cs" fo:country="CZ" officeooo:paragraph-rsid="002ddae1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" fo:font-size="28pt" fo:language="cs" fo:country="CZ" style:text-underline-style="solid" style:text-underline-width="auto" style:text-underline-color="font-color" fo:font-weight="bold" officeooo:rsid="00300e2b" officeooo:paragraph-rsid="00300e2b" style:font-size-asian="28pt" style:font-weight-asian="bold" style:font-size-complex="28pt" style:font-weight-complex="bold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officeooo:rsid="00300e2b"/>
    </style:style>
    <style:style style:name="T4" style:family="text">
      <style:text-properties style:font-name="Source Code Pro" officeooo:rsid="00314b3c"/>
    </style:style>
    <style:style style:name="T5" style:family="text">
      <style:text-properties style:font-name="Source Code Pro" officeooo:rsid="0031b1b4"/>
    </style:style>
    <style:style style:name="T6" style:family="text">
      <style:text-properties style:font-name="Source Code Pro" officeooo:rsid="0031bb59"/>
    </style:style>
    <style:style style:name="T7" style:family="text">
      <style:text-properties officeooo:rsid="0033962e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6"/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Pracovní listy</text:p>
          </table:table-cell>
        </table:table-row>
        <table:table-row table:style-name="Table2.2">
          <table:table-cell table:style-name="Table2.A1" office:value-type="string">
            <text:p text:style-name="P9"><text:span text:style-name="T3">Jméno: </text:span>……………………………………………</text:p>
          </table:table-cell>
        </table:table-row>
      </table:table>
      <text:p text:style-name="P7"><text:tab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Tohle budou tvé pracovní listy a poznámky </text:span><text:span text:style-name="T5">na</text:span><text:span text:style-name="T4"> celý týden příměšťáku. </text:span><text:span text:style-name="T5">Budeš sem psát své </text:span><text:span text:style-name="T6">myšlenky a luštit šifry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33962e"/>
    </style:style>
    <style:style style:name="MT3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15</text:span><text:span text:style-name="MT1">. až </text:span><text:span text:style-name="MT2">19</text:span><text:span text:style-name="MT1">. </text:span><text:span text:style-name="MT3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4-07-14T22:18:58.126922537</dc:date>
    <meta:editing-duration>PT4M20S</meta:editing-duration>
    <meta:editing-cycles>5</meta:editing-cycles>
    <meta:generator>LibreOffice/7.6.7.2$Linux_X86_64 LibreOffice_project/60$Build-2</meta:generator>
    <meta:document-statistic meta:table-count="2" meta:image-count="1" meta:object-count="0" meta:page-count="1" meta:paragraph-count="7" meta:word-count="33" meta:character-count="233" meta:non-whitespace-character-count="186"/>
  </office:meta>
</office:document-meta>
</file>